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1.0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0.8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5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5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13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0.25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Ubuntu1"/>
    </style:style>
    <style:style style:name="P2" style:family="paragraph">
      <loext:graphic-properties draw:fill="none" draw:fill-color="#ffffff"/>
      <style:paragraph-properties fo:text-align="center"/>
      <style:text-properties style:font-name="Ubuntu1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loext:graphic-properties draw:fill="none" draw:fill-color="#ffffff"/>
      <style:paragraph-properties fo:text-align="center"/>
      <style:text-properties style:font-name="Ubuntu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Ubuntu1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1.5cm" svg:x="11.45cm" svg:y="1.5cm">
          <draw:text-box>
            <text:p text:style-name="P1"><text:span text:style-name="T1">Cofondateurs</text:span></text:p>
          </draw:text-box>
        </draw:frame>
        <draw:frame draw:style-name="gr2" draw:text-style-name="P4" draw:layer="layout" svg:width="7.5cm" svg:height="1.5cm" svg:x="11.35cm" svg:y="7.8cm">
          <draw:text-box>
            <text:p text:style-name="P3"><text:span text:style-name="T2">Salariés (normaux)</text:span></text:p>
          </draw:text-box>
        </draw:frame>
        <draw:frame draw:style-name="gr2" draw:text-style-name="P4" draw:layer="layout" svg:width="7.5cm" svg:height="1.5cm" svg:x="11.35cm" svg:y="14.1cm">
          <draw:text-box>
            <text:p text:style-name="P3"><text:span text:style-name="T2">Alternants</text:span></text:p>
          </draw:text-box>
        </draw:frame>
        <draw:frame draw:style-name="gr3" draw:text-style-name="P4" draw:layer="layout" svg:width="7cm" svg:height="1.8cm" svg:x="15.7cm" svg:y="4.2cm">
          <draw:text-box>
            <text:p text:style-name="P3"><text:span text:style-name="T2">Bertrand HELLION</text:span></text:p>
            <text:p text:style-name="P3"><text:span text:style-name="T2">Directeur technique</text:span></text:p>
          </draw:text-box>
        </draw:frame>
        <draw:frame draw:style-name="gr3" draw:text-style-name="P4" draw:layer="layout" svg:width="7cm" svg:height="1.8cm" svg:x="7.5cm" svg:y="4.2cm">
          <draw:text-box>
            <text:p text:style-name="P3"><text:span text:style-name="T2">Arnaud GUILLAUME</text:span></text:p>
            <text:p text:style-name="P3"><text:span text:style-name="T2">Directeur général</text:span></text:p>
          </draw:text-box>
        </draw:frame>
        <draw:frame draw:style-name="gr4" draw:text-style-name="P4" draw:layer="layout" svg:width="7cm" svg:height="1.8cm" svg:x="7.5cm" svg:y="10.5cm">
          <draw:text-box>
            <text:p text:style-name="P3"><text:span text:style-name="T2">Jade ABERBOUR</text:span></text:p>
            <text:p text:style-name="P3"><text:span text:style-name="T2">Développeur</text:span></text:p>
          </draw:text-box>
        </draw:frame>
        <draw:frame draw:style-name="gr5" draw:text-style-name="P4" draw:layer="layout" svg:width="7cm" svg:height="1.8cm" svg:x="15.7cm" svg:y="10.5cm">
          <draw:text-box>
            <text:p text:style-name="P3"><text:span text:style-name="T2">Valentin MEREAU</text:span></text:p>
            <text:p text:style-name="P3"><text:span text:style-name="T2">Développeur</text:span></text:p>
          </draw:text-box>
        </draw:frame>
        <draw:frame draw:style-name="gr6" draw:text-style-name="P4" draw:layer="layout" svg:width="8.5cm" svg:height="1.8cm" svg:x="2.65cm" svg:y="16.8cm">
          <draw:text-box>
            <text:p text:style-name="P3"><text:span text:style-name="T2">Célia BERTHELIER</text:span></text:p>
            <text:p text:style-name="P3"><text:span text:style-name="T2">Assistante communication</text:span></text:p>
          </draw:text-box>
        </draw:frame>
        <draw:frame draw:style-name="gr7" draw:text-style-name="P4" draw:layer="layout" svg:width="7cm" svg:height="1.8cm" svg:x="12.35cm" svg:y="16.8cm">
          <draw:text-box>
            <text:p text:style-name="P3"><text:span text:style-name="T2">Julien GIRAUD</text:span></text:p>
            <text:p text:style-name="P3"><text:span text:style-name="T2">Développeur</text:span></text:p>
          </draw:text-box>
        </draw:frame>
        <draw:frame draw:style-name="gr7" draw:text-style-name="P4" draw:layer="layout" svg:width="7cm" svg:height="1.8cm" svg:x="20.55cm" svg:y="16.8cm">
          <draw:text-box>
            <text:p text:style-name="P3"><text:span text:style-name="T2">Paul JUYAUX</text:span></text:p>
            <text:p text:style-name="P3"><text:span text:style-name="T2">Développeur</text:span></text:p>
          </draw:text-box>
        </draw:frame>
        <draw:line draw:style-name="gr8" draw:text-style-name="P5" draw:layer="layout" svg:x1="11.6cm" svg:y1="3.6cm" svg:x2="18.6cm" svg:y2="3.6cm">
          <text:p/>
        </draw:line>
        <draw:line draw:style-name="gr8" draw:text-style-name="P5" draw:layer="layout" svg:x1="11.6cm" svg:y1="9.9cm" svg:x2="18.6cm" svg:y2="9.9cm">
          <text:p/>
        </draw:line>
        <draw:line draw:style-name="gr8" draw:text-style-name="P5" draw:layer="layout" svg:x1="11.6cm" svg:y1="16.2cm" svg:x2="18.6cm" svg:y2="1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7:28:00.798037742</meta:creation-date>
    <dc:date>2021-01-20T18:32:31.410034627</dc:date>
    <meta:editing-duration>PT1M17S</meta:editing-duration>
    <meta:editing-cycles>1</meta:editing-cycles>
    <meta:document-statistic meta:object-count="13"/>
    <meta:generator>LibreOffice/6.4.6.2$Linux_X86_64 LibreOffice_project/40$Build-2</meta:generator>
  </office:meta>
</office:document-meta>
</file>